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3.72cm" fo:min-width="3.437cm"/>
    </style:style>
    <style:style style:name="gr2" style:family="graphic" style:parent-style-name="standard">
      <style:graphic-properties draw:marker-start="Symmetric_20_Arrow" draw:fill-color="#eeeeee" draw:textarea-horizontal-align="justify" draw:textarea-vertical-align="middle" draw:auto-grow-height="false" fo:min-height="13.72cm" fo:min-width="3.437cm"/>
    </style:style>
    <style:style style:name="gr3" style:family="graphic" style:parent-style-name="standard">
      <style:graphic-properties draw:stroke="none" draw:fill="none" draw:fill-color="#ffffff" draw:auto-grow-width="true" fo:min-height="0.925cm" fo:min-width="3.169cm"/>
    </style:style>
    <style:style style:name="gr4" style:family="graphic" style:parent-style-name="standard">
      <style:graphic-properties draw:stroke="none" draw:fill="none" draw:fill-color="#ffffff" draw:auto-grow-width="true" fo:min-height="0.712cm" fo:min-width="3.91cm"/>
    </style:style>
    <style:style style:name="gr5" style:family="graphic" style:parent-style-name="standard">
      <style:graphic-properties draw:stroke="none" draw:fill="none" draw:fill-color="#ffffff" draw:auto-grow-width="true" fo:min-height="0.943cm" fo:min-width="5.469cm"/>
    </style:style>
    <style:style style:name="gr6" style:family="graphic" style:parent-style-name="standard">
      <style:graphic-properties svg:stroke-color="#6666ff" draw:marker-end="Arrow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10.06cm"/>
    </style:style>
    <style:style style:name="gr8" style:family="graphic" style:parent-style-name="objectwithoutfill">
      <style:graphic-properties svg:stroke-color="#6666ff" draw:marker-end="Arrow" draw:fill="none" draw:textarea-vertical-align="middle"/>
    </style:style>
    <style:style style:name="gr9" style:family="graphic" style:parent-style-name="standard">
      <style:graphic-properties draw:stroke="none" draw:fill="none" fo:min-height="12.8cm"/>
    </style:style>
    <style:style style:name="gr10" style:family="graphic" style:parent-style-name="standard">
      <style:graphic-properties draw:stroke="none" draw:fill="none" fo:min-height="0.417cm"/>
    </style:style>
    <style:style style:name="gr11" style:family="graphic" style:parent-style-name="standard">
      <style:graphic-properties svg:stroke-color="#6666ff" draw:marker-start="Arrow" draw:marker-end="Arrow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8.9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2.301cm"/>
    </style:style>
    <style:style style:name="gr15" style:family="graphic" style:parent-style-name="objectwithoutfill">
      <style:graphic-properties svg:stroke-color="#6666ff" draw:marker-start="Arrow" draw:fill="none" draw:textarea-vertical-align="middle"/>
    </style:style>
    <style:style style:name="gr16" style:family="graphic" style:parent-style-name="standard">
      <style:graphic-properties draw:stroke="none" draw:fill="none" fo:min-height="0.416cm"/>
    </style:style>
    <style:style style:name="gr17" style:family="graphic" style:parent-style-name="standard">
      <style:graphic-properties draw:stroke="none" draw:fill="none" fo:min-height="2.076cm"/>
    </style:style>
    <style:style style:name="gr18" style:family="graphic" style:parent-style-name="objectwithoutfill">
      <style:graphic-properties svg:stroke-color="#6666ff" draw:fill="none" draw:textarea-vertical-align="middle"/>
    </style:style>
    <style:style style:name="gr19" style:family="graphic" style:parent-style-name="standard">
      <style:graphic-properties draw:stroke="none" draw:fill="none" draw:fill-color="#ffffff" draw:auto-grow-width="true" fo:min-height="0.943cm" fo:min-width="9.988cm"/>
    </style:style>
    <style:style style:name="gr20" style:family="graphic" style:parent-style-name="standard">
      <style:graphic-properties draw:stroke="none" draw:fill="none" draw:fill-color="#ffffff" draw:auto-grow-width="true" fo:min-height="0.943cm" fo:min-width="9.671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7.37cm" fo:min-width="7.12cm"/>
    </style:style>
    <style:style style:name="gr22" style:family="graphic" style:parent-style-name="standard">
      <style:graphic-properties draw:stroke="none" draw:fill="none" draw:fill-color="#ffffff" draw:auto-grow-width="true" fo:min-height="0.943cm" fo:min-width="6.61cm"/>
    </style:style>
    <style:style style:name="gr23" style:family="graphic" style:parent-style-name="standard">
      <style:graphic-properties draw:fill-color="#333333" draw:textarea-horizontal-align="justify" draw:textarea-vertical-align="middle" draw:auto-grow-height="false" fo:min-height="18.8cm" fo:min-width="28.71cm"/>
    </style:style>
    <style:style style:name="gr24" style:family="graphic" style:parent-style-name="standard">
      <style:graphic-properties draw:textarea-horizontal-align="justify" draw:textarea-vertical-align="middle" draw:auto-grow-height="false" fo:min-height="0.512cm" fo:min-width="28.71cm"/>
    </style:style>
    <style:style style:name="gr25" style:family="graphic" style:parent-style-name="standard">
      <style:graphic-properties draw:fill-color="#aea79f" draw:textarea-horizontal-align="justify" draw:textarea-vertical-align="middle" draw:auto-grow-height="false" fo:min-height="0.512cm" fo:min-width="26.0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8" style:family="graphic" style:parent-style-name="standard">
      <style:graphic-properties draw:fill-color="#aea79f" draw:textarea-horizontal-align="justify" draw:textarea-vertical-align="middle" draw:auto-grow-height="false" fo:min-height="10.926cm" fo:min-width="16.518cm"/>
    </style:style>
    <style:style style:name="gr29" style:family="graphic" style:parent-style-name="standard">
      <style:graphic-properties draw:stroke="none" draw:fill="none" draw:fill-color="#ffffff" draw:auto-grow-width="true" fo:min-height="0.943cm" fo:min-width="14.74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0.5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aea79f"/>
      <style:paragraph-properties fo:text-align="center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/>
    </style:style>
    <style:style style:name="T3" style:family="text">
      <style:text-properties fo:font-size="18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37cm" svg:height="13.97cm" svg:x="3.54cm" svg:y="6.08cm">
          <text:p text:style-name="P1"><text:span text:style-name="T1">Data</text:span> <text:span text:style-name="T1">Collection/</text:span></text:p>
          <text:p text:style-name="P1"><text:span text:style-name="T1">Order Plac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937cm" svg:height="13.97cm" svg:x="21.317cm" svg:y="6.075cm">
          <text:p text:style-name="P1"><text:span text:style-name="T2">Measu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937cm" svg:height="13.97cm" svg:x="12.303cm" svg:y="6.08cm">
          <text:p text:style-name="P1"><text:span text:style-name="T1">Strategy</text:span> <text:span text:style-name="T1">Buil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937cm" svg:height="13.97cm" svg:x="30.21cm" svg:y="6.08cm">
          <text:p text:style-name="P1"><text:span text:style-name="T1">GUI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69cm" svg:height="1.175cm" svg:x="33.131cm" svg:y="25.765cm">
          <draw:text-box>
            <text:p>12/18/2015</text:p>
          </draw:text-box>
        </draw:frame>
        <draw:frame draw:style-name="gr4" draw:text-style-name="P4" draw:layer="layout" svg:width="4.41cm" svg:height="0.962cm" svg:x="33.893cm" svg:y="24.93cm">
          <draw:text-box>
            <text:p><text:author-name text:fixed="false"> </text:author-name><text:span text:style-name="T1">Jigish Shukla</text:span></text:p>
          </draw:text-box>
        </draw:frame>
        <draw:frame draw:style-name="gr5" draw:text-style-name="P4" draw:layer="layout" svg:width="5.969cm" svg:height="1.193cm" svg:x="16.24cm" svg:y="1.381cm">
          <draw:text-box>
            <text:p>Trade System v0.1</text:p>
          </draw:text-box>
        </draw:frame>
        <draw:connector draw:style-name="gr6" draw:text-style-name="P1" draw:layer="layout" draw:line-skew="0.769cm" svg:x1="5.508cm" svg:y1="20.05cm" svg:x2="23.285cm" svg:y2="20.045cm" draw:start-shape="id1" draw:start-glue-point="2" draw:end-shape="id2" draw:end-glue-point="2" svg:d="M5508 20050v1270h17777v-1275" svg:viewBox="0 0 17778 1276">
          <text:p/>
        </draw:connector>
        <draw:frame draw:style-name="gr7" draw:text-style-name="P5" draw:layer="layout" svg:width="10.56cm" svg:height="0.666cm" svg:x="6.196cm" svg:y="21.447cm">
          <draw:text-box>
            <text:p><text:span text:style-name="T1">V(1) = Symbol, Daily High, Daily Low, Adjusted Close, Volume</text:span></text:p>
          </draw:text-box>
        </draw:frame>
        <draw:line draw:style-name="gr8" draw:text-style-name="P6" draw:layer="layout" svg:x1="25.257cm" svg:y1="13.7cm" svg:x2="30.21cm" svg:y2="13.7cm">
          <text:p/>
        </draw:line>
        <draw:frame draw:style-name="gr9" draw:text-style-name="P7" draw:layer="layout" svg:width="13.208cm" svg:height="13.05cm" svg:x="25.384cm" svg:y="13.89cm">
          <draw:text-box>
            <text:p><text:span text:style-name="T1">V(2) =</text:span></text:p>
            <text:p><text:span text:style-name="T1">-Performance </text:span></text:p>
            <text:p><text:span text:style-name="T1">(1, 3, 5 year)</text:span></text:p>
            <text:p><text:span text:style-name="T1">-standard deviation </text:span></text:p>
            <text:p><text:span text:style-name="T1">(portfolio and single asset) </text:span></text:p>
            <text:p><text:span text:style-name="T1">-R2 </text:span></text:p>
            <text:p><text:span text:style-name="T1">(R-squared) </text:span></text:p>
            <text:p><text:span text:style-name="T1">-Sharpe Ratio </text:span></text:p>
            <text:p><text:span text:style-name="T1">-CAPM </text:span></text:p>
            <text:p><text:span text:style-name="T1">-Jensen Alpha </text:span></text:p>
            <text:p><text:span text:style-name="T1">(1, 3, 5 year) </text:span></text:p>
            <text:p><text:span text:style-name="T1">-Beta </text:span></text:p>
            <text:p><text:span text:style-name="T1">(1, 3, 5 year) </text:span></text:p>
            <text:p><text:span text:style-name="T1">-Sortino Ratio </text:span></text:p>
            <text:p><text:span text:style-name="T1">-Capture Ration </text:span></text:p>
            <text:p><text:span text:style-name="T1">-M2 </text:span></text:p>
            <text:p><text:span text:style-name="T1">(Modigliani Ratio) </text:span></text:p>
            <text:p><text:span text:style-name="T1">-Turnover % </text:span></text:p>
            <text:p><text:span text:style-name="T1">-Gross and Net Return </text:span></text:p>
            <text:p><text:span text:style-name="T1">(Calc Net return using 2/20 model +$.005 per share in </text:span></text:p>
            <text:p><text:span text:style-name="T1">transaction cost) </text:span></text:p>
            <text:p><text:span text:style-name="T1">-Tracking Error </text:span></text:p>
            <text:p><text:span text:style-name="T1">-Find or create suitable benchmark </text:span></text:p>
            <text:p><text:span text:style-name="T1">-MAD </text:span></text:p>
            <text:p><text:span text:style-name="T1">(Mean Absolute Deviation) </text:span></text:p>
            <text:p><text:span text:style-name="T1">-Covariance </text:span></text:p>
            <text:p><text:span text:style-name="T1">-Correlation</text:span></text:p>
          </draw:text-box>
        </draw:frame>
        <draw:line draw:style-name="gr8" draw:text-style-name="P6" draw:layer="layout" svg:x1="21.32cm" svg:y1="18.272cm" svg:x2="16.24cm" svg:y2="18.272cm">
          <text:p/>
        </draw:line>
        <draw:frame draw:style-name="gr10" draw:text-style-name="P8" draw:layer="layout" svg:width="1.196cm" svg:height="0.667cm" svg:x="18.145cm" svg:y="18.272cm">
          <draw:text-box>
            <text:p><text:span text:style-name="T1">V(2)</text:span></text:p>
          </draw:text-box>
        </draw:frame>
        <draw:connector draw:style-name="gr11" draw:text-style-name="P1" draw:layer="layout" draw:line-skew="-2.039cm" svg:x1="5.508cm" svg:y1="6.08cm" svg:x2="32.178cm" svg:y2="6.08cm" draw:start-shape="id1" draw:start-glue-point="0" draw:end-shape="id3" svg:d="M5508 6080v-2540h26670v2540" svg:viewBox="0 0 26671 2541">
          <text:p/>
        </draw:connector>
        <draw:frame draw:style-name="gr12" draw:text-style-name="P5" draw:layer="layout" svg:width="9.447cm" svg:height="0.666cm" svg:x="13.374cm" svg:y="2.905cm">
          <draw:text-box>
            <text:p><text:span text:style-name="T1">V(1)</text:span></text:p>
          </draw:text-box>
        </draw:frame>
        <draw:line draw:style-name="gr8" draw:text-style-name="P6" draw:layer="layout" svg:x1="16.24cm" svg:y1="14.97cm" svg:x2="21.32cm" svg:y2="14.97cm">
          <text:p/>
        </draw:line>
        <draw:frame draw:style-name="gr13" draw:text-style-name="P4" draw:layer="layout" svg:width="0.502cm" svg:height="1.195cm" svg:x="16.494cm" svg:y="12.176cm">
          <draw:text-box>
            <text:p/>
          </draw:text-box>
        </draw:frame>
        <draw:frame draw:style-name="gr14" draw:text-style-name="P5" draw:layer="layout" svg:width="2.801cm" svg:height="3.571cm" svg:x="16.24cm" svg:y="14.97cm">
          <draw:text-box>
            <text:p><text:span text:style-name="T1">V(3) =</text:span></text:p>
            <text:p><text:span text:style-name="T1">-Symbol</text:span></text:p>
            <text:p><text:span text:style-name="T1">-buy/sell</text:span></text:p>
            <text:p><text:span text:style-name="T1">-buy price</text:span></text:p>
            <text:p><text:span text:style-name="T1">-sell price</text:span></text:p>
            <text:p><text:span text:style-name="T1">-# of shares</text:span></text:p>
            <text:p><text:span text:style-name="T1">-trade number</text:span></text:p>
            <text:p><text:span text:style-name="T1"/></text:p>
          </draw:text-box>
        </draw:frame>
        <draw:line draw:style-name="gr15" draw:text-style-name="P6" draw:layer="layout" svg:x1="12.303cm" svg:y1="17.51cm" svg:x2="7.477cm" svg:y2="17.51cm">
          <text:p/>
        </draw:line>
        <draw:frame draw:style-name="gr10" draw:text-style-name="P8" draw:layer="layout" svg:width="1.196cm" svg:height="0.667cm" svg:x="7.985cm" svg:y="17.51cm">
          <draw:text-box>
            <text:p><text:span text:style-name="T1">V(1)</text:span></text:p>
          </draw:text-box>
        </draw:frame>
        <draw:line draw:style-name="gr8" draw:text-style-name="P6" draw:layer="layout" svg:x1="12.303cm" svg:y1="8.62cm" svg:x2="7.477cm" svg:y2="8.62cm">
          <text:p/>
        </draw:line>
        <draw:frame draw:style-name="gr10" draw:text-style-name="P8" draw:layer="layout" svg:width="1.196cm" svg:height="0.667cm" svg:x="7.932cm" svg:y="8.62cm">
          <draw:text-box>
            <text:p><text:span text:style-name="T1">V(3)</text:span></text:p>
          </draw:text-box>
        </draw:frame>
        <draw:line draw:style-name="gr8" draw:text-style-name="P6" draw:layer="layout" svg:x1="25.257cm" svg:y1="8.62cm" svg:x2="30.21cm" svg:y2="8.62cm">
          <text:p/>
        </draw:line>
        <draw:frame draw:style-name="gr16" draw:text-style-name="P8" draw:layer="layout" svg:width="1.298cm" svg:height="0.666cm" svg:x="25.511cm" svg:y="8.716cm">
          <draw:text-box>
            <text:p><text:span text:style-name="T1">V(3) </text:span></text:p>
          </draw:text-box>
        </draw:frame>
        <draw:line draw:style-name="gr8" draw:text-style-name="P6" draw:layer="layout" svg:x1="25.257cm" svg:y1="10.017cm" svg:x2="30.21cm" svg:y2="10.017cm">
          <text:p/>
        </draw:line>
        <draw:frame draw:style-name="gr17" draw:text-style-name="P8" draw:layer="layout" svg:width="4.064cm" svg:height="2.326cm" svg:x="25.511cm" svg:y="10.144cm">
          <draw:text-box>
            <text:p><text:span text:style-name="T1">V(4) = </text:span></text:p>
            <text:p><text:span text:style-name="T1">-Model Characteristics</text:span></text:p>
            <text:p><text:span text:style-name="T1">-Number of trials</text:span></text:p>
            <text:p><text:span text:style-name="T1">-best fit curve</text:span></text:p>
          </draw:text-box>
        </draw:frame>
        <draw:line draw:style-name="gr15" draw:text-style-name="P6" draw:layer="layout" svg:x1="13.827cm" svg:y1="6.08cm" svg:x2="13.827cm" svg:y2="4.81cm">
          <text:p/>
        </draw:line>
        <draw:line draw:style-name="gr18" draw:text-style-name="P6" draw:layer="layout" svg:x1="13.827cm" svg:y1="4.81cm" svg:x2="31.607cm" svg:y2="4.81cm">
          <text:p/>
        </draw:line>
        <draw:line draw:style-name="gr18" draw:text-style-name="P6" draw:layer="layout" svg:x1="31.607cm" svg:y1="6.08cm" svg:x2="31.607cm" svg:y2="4.81cm">
          <text:p/>
        </draw:line>
        <draw:frame draw:style-name="gr12" draw:text-style-name="P5" draw:layer="layout" svg:width="9.447cm" svg:height="0.666cm" svg:x="14.462cm" svg:y="4.017cm">
          <draw:text-box>
            <text:p><text:span text:style-name="T1">V(5) = Number of Iterations, Model type</text:span></text:p>
          </draw:text-box>
        </draw:frame>
      </draw:page>
      <draw:page draw:name="page2" draw:style-name="dp1" draw:master-page-name="Default">
        <draw:frame draw:style-name="gr3" draw:text-style-name="P9" draw:layer="layout" svg:width="3.669cm" svg:height="1.175cm" svg:x="33.131cm" svg:y="25.765cm">
          <draw:text-box>
            <text:p><text:span text:style-name="T3">12/18/2015</text:span></text:p>
          </draw:text-box>
        </draw:frame>
        <draw:frame draw:style-name="gr4" draw:text-style-name="P9" draw:layer="layout" svg:width="4.41cm" svg:height="0.962cm" svg:x="32.672cm" svg:y="24.93cm">
          <draw:text-box>
            <text:p><text:span text:style-name="T3"><text:author-name text:fixed="false"> </text:author-name></text:span><text:span text:style-name="T3">Jigish Shukla</text:span></text:p>
          </draw:text-box>
        </draw:frame>
        <draw:frame draw:style-name="gr19" draw:text-style-name="P9" draw:layer="layout" svg:width="10.488cm" svg:height="1.193cm" svg:x="13.984cm" svg:y="1.381cm">
          <draw:text-box>
            <text:p><text:span text:style-name="T3">Trade System Strategy Builder v0.1</text:span></text:p>
          </draw:text-box>
        </draw:frame>
      </draw:page>
      <draw:page draw:name="page3" draw:style-name="dp1" draw:master-page-name="Default">
        <draw:frame draw:style-name="gr3" draw:text-style-name="P9" draw:layer="layout" svg:width="3.669cm" svg:height="1.175cm" svg:x="33.131cm" svg:y="25.765cm">
          <draw:text-box>
            <text:p><text:span text:style-name="T3">12/18/2015</text:span></text:p>
          </draw:text-box>
        </draw:frame>
        <draw:frame draw:style-name="gr4" draw:text-style-name="P9" draw:layer="layout" svg:width="4.41cm" svg:height="0.962cm" svg:x="32.672cm" svg:y="24.93cm">
          <draw:text-box>
            <text:p><text:span text:style-name="T3"><text:author-name text:fixed="false"> </text:author-name></text:span><text:span text:style-name="T3">Jigish Shukla</text:span></text:p>
          </draw:text-box>
        </draw:frame>
        <draw:frame draw:style-name="gr20" draw:text-style-name="P9" draw:layer="layout" svg:width="10.171cm" svg:height="1.193cm" svg:x="14.142cm" svg:y="1.381cm">
          <draw:text-box>
            <text:p><text:span text:style-name="T3">Trade System Measurements v0.1</text:span></text:p>
          </draw:text-box>
        </draw:frame>
        <draw:custom-shape draw:style-name="gr21" draw:text-style-name="P2" draw:layer="layout" svg:width="7.62cm" svg:height="7.62cm" svg:x="3.54cm" svg:y="3.5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3" draw:text-style-name="P9" draw:layer="layout" svg:width="3.669cm" svg:height="1.175cm" svg:x="33.131cm" svg:y="25.765cm">
          <draw:text-box>
            <text:p><text:span text:style-name="T3">12/18/2015</text:span></text:p>
          </draw:text-box>
        </draw:frame>
        <draw:frame draw:style-name="gr4" draw:text-style-name="P9" draw:layer="layout" svg:width="4.41cm" svg:height="0.962cm" svg:x="32.672cm" svg:y="24.93cm">
          <draw:text-box>
            <text:p><text:span text:style-name="T3"><text:author-name text:fixed="false"> </text:author-name></text:span><text:span text:style-name="T3">Jigish Shukla</text:span></text:p>
          </draw:text-box>
        </draw:frame>
        <draw:frame draw:style-name="gr22" draw:text-style-name="P9" draw:layer="layout" svg:width="7.11cm" svg:height="1.193cm" svg:x="15.67cm" svg:y="1.381cm">
          <draw:text-box>
            <text:p><text:span text:style-name="T3">Trade System GUI v0.1</text:span></text:p>
          </draw:text-box>
        </draw:frame>
        <draw:frame draw:style-name="gr13" draw:text-style-name="P4" draw:layer="Layer4" svg:width="0.502cm" svg:height="1.195cm" svg:x="16.493cm" svg:y="12.176cm">
          <draw:text-box>
            <text:p/>
          </draw:text-box>
        </draw:frame>
        <draw:custom-shape draw:style-name="gr23" draw:text-style-name="P10" draw:layer="layout" svg:width="29.21cm" svg:height="19.05cm" svg:x="4.683cm" svg:y="4.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9.21cm" svg:height="0.762cm" svg:x="4.683cm" svg:y="4.6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6.543cm" svg:height="0.762cm" svg:x="7.35cm" svg:y="4.683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1.95cm" svg:height="0.763cm" svg:x="4.638cm" svg:y="4.683cm">
          <draw:text-box>
            <text:p><text:span text:style-name="T4">Page 1</text:span></text:p>
          </draw:text-box>
        </draw:frame>
        <draw:frame draw:style-name="gr27" draw:text-style-name="P12" draw:layer="layout" svg:width="2.509cm" svg:height="0.962cm" svg:x="7.35cm" svg:y="4.683cm">
          <draw:text-box>
            <text:p><text:span text:style-name="T4">Page 2</text:span></text:p>
          </draw:text-box>
        </draw:frame>
        <draw:custom-shape draw:style-name="gr28" draw:text-style-name="P11" draw:layer="layout" svg:width="17.018cm" svg:height="11.176cm" svg:x="15.224cm" svg:y="6.842cm">
          <text:p text:style-name="P1">Graph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3" draw:text-style-name="P9" draw:layer="layout" svg:width="3.669cm" svg:height="1.175cm" svg:x="33.131cm" svg:y="25.765cm">
          <draw:text-box>
            <text:p><text:span text:style-name="T3">12/18/2015</text:span></text:p>
          </draw:text-box>
        </draw:frame>
        <draw:frame draw:style-name="gr4" draw:text-style-name="P9" draw:layer="layout" svg:width="4.41cm" svg:height="0.962cm" svg:x="32.672cm" svg:y="24.93cm">
          <draw:text-box>
            <text:p><text:span text:style-name="T3"><text:author-name text:fixed="false"> </text:author-name></text:span><text:span text:style-name="T3">Jigish Shukla</text:span></text:p>
          </draw:text-box>
        </draw:frame>
        <draw:frame draw:style-name="gr29" draw:text-style-name="P9" draw:layer="layout" svg:width="15.242cm" svg:height="1.193cm" svg:x="11.611cm" svg:y="1.381cm">
          <draw:text-box>
            <text:p><text:span text:style-name="T3">Trade System Data Collection Order Placement v0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9T09:47:59.016606490</meta:creation-date>
    <dc:date>2016-01-07T04:58:22.534860994</dc:date>
    <meta:editing-duration>PT9H52M13S</meta:editing-duration>
    <meta:editing-cycles>18</meta:editing-cycles>
    <meta:generator>LibreOffice/4.4.6.3$Linux_X86_64 LibreOffice_project/40m0$Build-3</meta:generator>
    <meta:document-statistic meta:object-count="50"/>
  </office:meta>
</office:document-meta>
</file>